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2.046cm"/>
    </style:style>
    <style:style style:name="ce1" style:family="table-cell">
      <style:graphic-properties style:repeat="repeat"/>
      <style:paragraph-properties fo:text-align="start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Regexes and Rules</text:p>
          </draw:text-box>
        </draw:frame>
        <draw:frame presentation:style-name="pr2" draw:layer="layout" svg:width="24.639cm" svg:height="12.178cm" svg:x="1.4cm" svg:y="4.914cm" presentation:class="subtitle">
          <draw:text-box>
            <text:p/>
            <text:p/>
            <text:p>Introducción a " Regexes and Rules" Synopsis 5, Perl6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glas</text:p>
          </draw:text-box>
        </draw:frame>
        <draw:frame draw:style-name="standard" draw:layer="layout" svg:width="24.638cm" svg:height="14.2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Sintásis</text:p>
              </table:table-cell>
              <table:table-cell table:style-name="ce2">
                <text:p>Significado</text:p>
              </table:table-cell>
            </table:table-row>
            <table:table-row table:style-name="ro1" table:default-cell-style-name="ce2">
              <table:table-cell>
                <text:p><text:s/>m/.../</text:p>
              </table:table-cell>
              <table:table-cell>
                <text:p>Busca un patrón (ejecución inmediata)</text:p>
              </table:table-cell>
            </table:table-row>
            <table:table-row table:style-name="ro1" table:default-cell-style-name="ce2">
              <table:table-cell>
                <text:p>s/.../.../</text:p>
              </table:table-cell>
              <table:table-cell>
                <text:p>Sustitución (ejecución inmediata)</text:p>
              </table:table-cell>
            </table:table-row>
            <table:table-row table:style-name="ro1" table:default-cell-style-name="ce2">
              <table:table-cell>
                <text:p>rx/.../</text:p>
              </table:table-cell>
              <table:table-cell>
                <text:p>Define una regla anonima (ejecución diferida)</text:p>
              </table:table-cell>
            </table:table-row>
            <table:table-row table:style-name="ro1" table:default-cell-style-name="ce2">
              <table:table-cell>
                <text:p>/.../</text:p>
              </table:table-cell>
              <table:table-cell>
                <text:p>Inmediatamente busca o define una regla anónima, dependiendo del contexto.</text:p>
              </table:table-cell>
            </table:table-row>
            <table:table-row table:style-name="ro1" table:default-cell-style-name="ce2">
              <table:table-cell>
                <text:p>rule{...}</text:p>
              </table:table-cell>
              <table:table-cell>
                <text:p>Define un aregla anonima</text:p>
              </table:table-cell>
            </table:table-row>
            <table:table-row table:style-name="ro2" table:default-cell-style-name="ce2">
              <table:table-cell>
                <text:p>rule name {...}</text:p>
              </table:table-cell>
              <table:table-cell>
                <text:p>Define el nombre de una regl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nato </meta:initial-creator>
    <meta:creation-date>2014-06-08T13:02:48</meta:creation-date>
    <dc:date>2014-06-09T11:50:04</dc:date>
    <dc:creator>renato </dc:creator>
    <meta:editing-duration>PT1M20S</meta:editing-duration>
    <meta:editing-cycles>3</meta:editing-cycles>
    <meta:generator>LibreOffice/3.5$Linux_x86 LibreOffice_project/350m1$Build-2</meta:generator>
    <meta:document-statistic meta:object-count="29"/>
  </office:meta>
</office:document-meta>
</file>